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e prompts I chose to write instead are as follows:</text:p>
      <text:p text:style-name="Normal"/>
      <text:p text:style-name="Normal">1.<text:s/>Explain linear regression to a beginner with no statistical background, using a real-world example with small numbers</text:p>
      <text:p text:style-name="Normal">2.<text:s/>Help me understand SQL, explain like you're talking to a beginner with no statistics background, using a real-world example with small numbers</text:p>
      <text:p text:style-name="Normal">3.<text:s/>Create a dataset that is strong and is easy to understand</text:p>
      <text:p text:style-name="Normal"/>
      <text:p text:style-name="Normal">The reason why I chose to make my responses beefier and more detailed is because AI is subjected to biases and isn't 100% accurate.<text:s/>It<text:s/>requires<text:s/>questions that are more<text:s/>detailed and formatted in a<text:s/>way<text:s/>so<text:s/>it can digest<text:s/>what it has<text:s/>and give you an answer based on what you've asked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wn sandman</meta:initial-creator>
    <dc:creator>shawn sandman</dc:creator>
    <meta:creation-date>2026-04-04T18:26:00Z</meta:creation-date>
    <dc:date>2026-04-04T18:50:00Z</dc:date>
    <meta:template xlink:href="Normal" xlink:type="simple"/>
    <meta:editing-cycles>3</meta:editing-cycles>
    <meta:editing-duration>PT1440S</meta:editing-duration>
    <meta:document-statistic meta:page-count="1" meta:paragraph-count="1" meta:word-count="99" meta:character-count="666" meta:row-count="4" meta:non-whitespace-character-count="568"/>
  </office:meta>
</office:document-meta>
</file>